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4" style:family="table-cell" style:parent-style-name="Default">
      <style:table-cell-properties fo:background-color="#fff200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le_table_separate_all_lstm_metrics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2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3391" calcext:value-type="float">
            <text:p>0.03391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4"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38123" calcext:value-type="float">
            <text:p>0.38123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1152" calcext:value-type="float">
            <text:p>0.01152</text:p>
          </table:table-cell>
          <table:table-cell office:value-type="float" office:value="0.07282" calcext:value-type="float">
            <text:p>0.0728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2" office:value-type="float" office:value="187.06532" calcext:value-type="float">
            <text:p>187.06532</text:p>
          </table:table-cell>
          <table:table-cell office:value-type="float" office:value="151.84456" calcext:value-type="float">
            <text:p>151.84456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2" office:value-type="float" office:value="82.72557" calcext:value-type="float">
            <text:p>82.72557</text:p>
          </table:table-cell>
          <table:table-cell office:value-type="float" office:value="66.64224" calcext:value-type="float">
            <text:p>66.64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7-21T13:43:06.850266521</dc:date>
    <meta:editing-duration>PT35M35S</meta:editing-duration>
    <meta:editing-cycles>2</meta:editing-cycles>
    <meta:document-statistic meta:table-count="1" meta:cell-count="21" meta:object-count="0"/>
  </office:meta>
</office:document-meta>
</file>